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63000001DABE98564D.jpg" manifest:media-type="image/jpeg"/>
  <manifest:file-entry manifest:full-path="Pictures/1000000000000147000000D4514D82A7.png" manifest:media-type="image/png"/>
  <manifest:file-entry manifest:full-path="Pictures/1000000000000140000000643A063621.png" manifest:media-type="image/png"/>
  <manifest:file-entry manifest:full-path="Pictures/10000000000001140000010FB459BA99.png" manifest:media-type="image/png"/>
  <manifest:file-entry manifest:full-path="Pictures/1000000000000144000001ADF391ADA8.png" manifest:media-type="image/png"/>
  <manifest:file-entry manifest:full-path="Pictures/10000000000001320000004CA3C24C25.png" manifest:media-type="image/png"/>
  <manifest:file-entry manifest:full-path="Pictures/100000000000016F0000019B8241FBFE.png" manifest:media-type="image/png"/>
  <manifest:file-entry manifest:full-path="Pictures/10000000000001540000015EB3CBAB6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עצם_20_ללא_20_מילוי_20_וללא_20_קו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995cm" svg:height="9.259cm" svg:x="0.287cm" svg:y="2.032cm">
          <draw:image xlink:href="Pictures/10000000000001540000015EB3CBAB65.png" xlink:type="simple" xlink:show="embed" xlink:actuate="onLoad">
            <text:p/>
          </draw:image>
        </draw:frame>
        <draw:frame draw:style-name="gr1" draw:text-style-name="P1" draw:layer="layout" svg:width="9.709cm" svg:height="10.873cm" svg:x="0.197cm" svg:y="10.127cm">
          <draw:image xlink:href="Pictures/100000000000016F0000019B8241FBFE.png" xlink:type="simple" xlink:show="embed" xlink:actuate="onLoad">
            <text:p/>
          </draw:image>
        </draw:frame>
        <draw:frame draw:style-name="gr1" draw:text-style-name="P1" draw:layer="layout" svg:width="8.095cm" svg:height="2.01cm" svg:x="0.287cm" svg:y="0.254cm">
          <draw:image xlink:href="Pictures/10000000000001320000004CA3C24C25.png" xlink:type="simple" xlink:show="embed" xlink:actuate="onLoad">
            <text:p/>
          </draw:image>
        </draw:frame>
        <draw:frame draw:style-name="gr1" draw:text-style-name="P1" draw:layer="layout" svg:width="8.572cm" svg:height="11.35cm" svg:x="19.304cm" svg:y="9.65cm">
          <draw:image xlink:href="Pictures/1000000000000144000001ADF391ADA8.png" xlink:type="simple" xlink:show="embed" xlink:actuate="onLoad">
            <text:p/>
          </draw:image>
        </draw:frame>
        <draw:frame draw:style-name="gr1" draw:text-style-name="P1" draw:layer="layout" svg:width="7.302cm" svg:height="7.169cm" svg:x="10.555cm" svg:y="12.954cm">
          <draw:image xlink:href="Pictures/10000000000001140000010FB459BA99.png" xlink:type="simple" xlink:show="embed" xlink:actuate="onLoad">
            <text:p/>
          </draw:image>
        </draw:frame>
        <draw:frame draw:style-name="gr1" draw:text-style-name="P1" draw:layer="layout" svg:width="8.466cm" svg:height="2.645cm" svg:x="19.304cm" svg:y="6.753cm">
          <draw:image xlink:href="Pictures/1000000000000140000000643A063621.png" xlink:type="simple" xlink:show="embed" xlink:actuate="onLoad">
            <text:p/>
          </draw:image>
        </draw:frame>
        <draw:frame draw:style-name="gr1" draw:text-style-name="P1" draw:layer="layout" svg:width="8.651cm" svg:height="5.608cm" svg:x="19.035cm" svg:y="0.254cm">
          <draw:image xlink:href="Pictures/1000000000000147000000D4514D82A7.png" xlink:type="simple" xlink:show="embed" xlink:actuate="onLoad">
            <text:p/>
          </draw:image>
        </draw:frame>
        <draw:frame draw:style-name="gr1" draw:text-style-name="P1" draw:layer="layout" svg:width="9.392cm" svg:height="12.54cm" svg:x="10.266cm" svg:y="0.139cm">
          <draw:image xlink:href="Pictures/1000000000000163000001DABE98564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עצם_20_ללא_20_מילוי_20_וללא_20_קו" style:display-name="עצם ללא מילוי וללא קו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מספר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מספר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מספר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9T11:59:39</meta:creation-date>
    <dc:date>2014-05-06T14:44:28.777000000</dc:date>
    <meta:editing-duration>PT54M42S</meta:editing-duration>
    <meta:editing-cycles>17</meta:editing-cycles>
    <meta:generator>LibreOffice/4.2.3.3$Windows_x86 LibreOffice_project/882f8a0a489bc99a9e60c7905a60226254cb6ff0</meta:generator>
    <meta:document-statistic meta:object-count="31"/>
  </office:meta>
</office:document-meta>
</file>